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ssrate-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333961</text:p>
          </table:table-cell>
          <table:table-cell table:number-columns-repeated="3"/>
          <table:table-cell office:value-type="string" calcext:value-type="string">
            <text:p>0.336022</text:p>
          </table:table-cell>
          <table:table-cell table:number-columns-repeated="3"/>
          <table:table-cell office:value-type="string" calcext:value-type="string">
            <text:p>0.335624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001" calcext:value-type="float">
            <text:p>2001</text:p>
          </table:table-cell>
          <table:table-cell table:formula="of:=([.A4]/[.B4])*100" office:value-type="float" office:value="71.664167916042" calcext:value-type="float">
            <text:p>71,664167916042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.329862</text:p>
          </table:table-cell>
          <table:table-cell table:number-columns-repeated="3"/>
          <table:table-cell office:value-type="string" calcext:value-type="string">
            <text:p>0.329779</text:p>
          </table:table-cell>
          <table:table-cell table:number-columns-repeated="3"/>
          <table:table-cell office:value-type="string" calcext:value-type="string">
            <text:p>0.33082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70" calcext:value-type="float">
            <text:p>1970</text:p>
          </table:table-cell>
          <table:table-cell table:formula="of:=([.A7]/[.B7])*100" office:value-type="float" office:value="68.1725888324873" calcext:value-type="float">
            <text:p>68,17258883248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.331168</text:p>
          </table:table-cell>
          <table:table-cell table:number-columns-repeated="3"/>
          <table:table-cell office:value-type="string" calcext:value-type="string">
            <text:p>0.342616</text:p>
          </table:table-cell>
          <table:table-cell table:number-columns-repeated="3"/>
          <table:table-cell office:value-type="string" calcext:value-type="string">
            <text:p>0.338586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853" calcext:value-type="float">
            <text:p>1853</text:p>
          </table:table-cell>
          <table:table-cell table:formula="of:=([.A10]/[.B10])*100" office:value-type="float" office:value="78.8990825688073" calcext:value-type="float">
            <text:p>78,8990825688073</text:p>
          </table:table-cell>
          <table:table-cell/>
          <table:table-cell office:value-type="float" office:value="1406" calcext:value-type="float">
            <text:p>1406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.332716</text:p>
          </table:table-cell>
          <table:table-cell table:number-columns-repeated="3"/>
          <table:table-cell office:value-type="string" calcext:value-type="string">
            <text:p>0.332057</text:p>
          </table:table-cell>
          <table:table-cell table:number-columns-repeated="3"/>
          <table:table-cell office:value-type="string" calcext:value-type="string">
            <text:p>0.331678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798" calcext:value-type="float">
            <text:p>1798</text:p>
          </table:table-cell>
          <table:table-cell table:formula="of:=([.A13]/[.B13])*100" office:value-type="float" office:value="74.4160177975528" calcext:value-type="float">
            <text:p>74,4160177975528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.334191</text:p>
          </table:table-cell>
          <table:table-cell table:number-columns-repeated="3"/>
          <table:table-cell office:value-type="string" calcext:value-type="string">
            <text:p>0.341718</text:p>
          </table:table-cell>
          <table:table-cell table:number-columns-repeated="3"/>
          <table:table-cell office:value-type="string" calcext:value-type="string">
            <text:p>0.344789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763" calcext:value-type="float">
            <text:p>1763</text:p>
          </table:table-cell>
          <table:table-cell table:formula="of:=([.A16]/[.B16])*100" office:value-type="float" office:value="72.1497447532615" calcext:value-type="float">
            <text:p>72,1497447532615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1796" calcext:value-type="float">
            <text:p>1796</text:p>
          </table:table-cell>
          <table:table-cell table:number-columns-repeated="2"/>
          <table:table-cell office:value-type="float" office:value="1389" calcext:value-type="float">
            <text:p>138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676894</text:p>
          </table:table-cell>
          <table:table-cell table:number-columns-repeated="3"/>
          <table:table-cell office:value-type="string" calcext:value-type="string">
            <text:p>19.715436</text:p>
          </table:table-cell>
          <table:table-cell table:number-columns-repeated="3"/>
          <table:table-cell office:value-type="string" calcext:value-type="string">
            <text:p>19.723756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43012" calcext:value-type="float">
            <text:p>143012</text:p>
          </table:table-cell>
          <table:table-cell table:formula="of:=([.A20]/[.B20])*100" office:value-type="float" office:value="1.56700137051436" calcext:value-type="float">
            <text:p>1,56700137051436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148672" calcext:value-type="float">
            <text:p>148672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office:value-type="float" office:value="147069" calcext:value-type="float">
            <text:p>147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.579682</text:p>
          </table:table-cell>
          <table:table-cell table:number-columns-repeated="3"/>
          <table:table-cell office:value-type="string" calcext:value-type="string">
            <text:p>19.539802</text:p>
          </table:table-cell>
          <table:table-cell table:number-columns-repeated="3"/>
          <table:table-cell office:value-type="string" calcext:value-type="string">
            <text:p>19.529004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37264" calcext:value-type="float">
            <text:p>137264</text:p>
          </table:table-cell>
          <table:table-cell table:formula="of:=([.A23]/[.B23])*100" office:value-type="float" office:value="1.48035901620235" calcext:value-type="float">
            <text:p>1,48035901620235</text:p>
          </table:table-cell>
          <table:table-cell/>
          <table:table-cell office:value-type="float" office:value="1941" calcext:value-type="float">
            <text:p>1941</text:p>
          </table:table-cell>
          <table:table-cell office:value-type="float" office:value="137158" calcext:value-type="float">
            <text:p>137158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37347" calcext:value-type="float">
            <text:p>137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.090998</text:p>
          </table:table-cell>
          <table:table-cell table:number-columns-repeated="3"/>
          <table:table-cell office:value-type="string" calcext:value-type="string">
            <text:p>20.050429</text:p>
          </table:table-cell>
          <table:table-cell table:number-columns-repeated="3"/>
          <table:table-cell office:value-type="string" calcext:value-type="string">
            <text:p>20.043360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79593" calcext:value-type="float">
            <text:p>279593</text:p>
          </table:table-cell>
          <table:table-cell table:formula="of:=([.A26]/[.B26])*100" office:value-type="float" office:value="1.18958629150229" calcext:value-type="float">
            <text:p>1,18958629150229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float" office:value="278940" calcext:value-type="float">
            <text:p>278940</text:p>
          </table:table-cell>
          <table:table-cell table:number-columns-repeated="2"/>
          <table:table-cell office:value-type="float" office:value="3282" calcext:value-type="float">
            <text:p>3282</text:p>
          </table:table-cell>
          <table:table-cell office:value-type="float" office:value="318926" calcext:value-type="float">
            <text:p>318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9.653429</text:p>
          </table:table-cell>
          <table:table-cell table:number-columns-repeated="3"/>
          <table:table-cell office:value-type="string" calcext:value-type="string">
            <text:p>19.628344</text:p>
          </table:table-cell>
          <table:table-cell table:number-columns-repeated="3"/>
          <table:table-cell office:value-type="string" calcext:value-type="string">
            <text:p>19.631286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38470" calcext:value-type="float">
            <text:p>138470</text:p>
          </table:table-cell>
          <table:table-cell table:formula="of:=([.A29]/[.B29])*100" office:value-type="float" office:value="1.76428107171228" calcext:value-type="float">
            <text:p>1,76428107171228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137930" calcext:value-type="float">
            <text:p>137930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37945" calcext:value-type="float">
            <text:p>137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.743845</text:p>
          </table:table-cell>
          <table:table-cell table:number-columns-repeated="3"/>
          <table:table-cell office:value-type="string" calcext:value-type="string">
            <text:p>19.791404</text:p>
          </table:table-cell>
          <table:table-cell table:number-columns-repeated="3"/>
          <table:table-cell office:value-type="string" calcext:value-type="string">
            <text:p>19.727671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40644" calcext:value-type="float">
            <text:p>140644</text:p>
          </table:table-cell>
          <table:table-cell table:formula="of:=([.A32]/[.B32])*100" office:value-type="float" office:value="1.71567930377407" calcext:value-type="float">
            <text:p>1,71567930377407</text:p>
          </table:table-cell>
          <table:table-cell/>
          <table:table-cell office:value-type="float" office:value="2418" calcext:value-type="float">
            <text:p>2418</text:p>
          </table:table-cell>
          <table:table-cell office:value-type="float" office:value="140593" calcext:value-type="float">
            <text:p>140593</text:p>
          </table:table-cell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140569" calcext:value-type="float">
            <text:p>140569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480.640017</text:p>
          </table:table-cell>
          <table:table-cell table:number-columns-repeated="3"/>
          <table:table-cell office:value-type="string" calcext:value-type="string">
            <text:p>12505.487558</text:p>
          </table:table-cell>
          <table:table-cell table:number-columns-repeated="3"/>
          <table:table-cell office:value-type="string" calcext:value-type="string">
            <text:p>12509.428984</text:p>
          </table:table-cell>
          <table:table-cell/>
        </table:table-row>
        <table:table-row table:style-name="ro1">
          <table:table-cell office:value-type="float" office:value="71693045" calcext:value-type="float">
            <text:p>71693045</text:p>
          </table:table-cell>
          <table:table-cell office:value-type="float" office:value="1413349129" calcext:value-type="float">
            <text:p>1413349129</text:p>
          </table:table-cell>
          <table:table-cell table:formula="of:=([.A36]/[.B36])*100" office:value-type="float" office:value="5.07256441660141" calcext:value-type="float">
            <text:p>5,07256441660141</text:p>
          </table:table-cell>
          <table:table-cell/>
          <table:table-cell office:value-type="float" office:value="69632340" calcext:value-type="float">
            <text:p>69632340</text:p>
          </table:table-cell>
          <table:table-cell office:value-type="float" office:value="1412561871" calcext:value-type="float">
            <text:p>1412561871</text:p>
          </table:table-cell>
          <table:table-cell table:number-columns-repeated="2"/>
          <table:table-cell office:value-type="float" office:value="71030017" calcext:value-type="float">
            <text:p>71030017</text:p>
          </table:table-cell>
          <table:table-cell office:value-type="float" office:value="1411560587" calcext:value-type="float">
            <text:p>1411560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912.938644</text:p>
          </table:table-cell>
          <table:table-cell table:number-columns-repeated="3"/>
          <table:table-cell office:value-type="string" calcext:value-type="string">
            <text:p>9917.680289</text:p>
          </table:table-cell>
          <table:table-cell table:number-columns-repeated="3"/>
          <table:table-cell office:value-type="string" calcext:value-type="string">
            <text:p>9913.702015</text:p>
          </table:table-cell>
          <table:table-cell/>
        </table:table-row>
        <table:table-row table:style-name="ro1">
          <table:table-cell office:value-type="float" office:value="4985739" calcext:value-type="float">
            <text:p>4985739</text:p>
          </table:table-cell>
          <table:table-cell office:value-type="float" office:value="67717970" calcext:value-type="float">
            <text:p>67717970</text:p>
          </table:table-cell>
          <table:table-cell table:formula="of:=([.A39]/[.B39])*100" office:value-type="float" office:value="7.36250510758075" calcext:value-type="float">
            <text:p>7,36250510758075</text:p>
          </table:table-cell>
          <table:table-cell/>
          <table:table-cell office:value-type="float" office:value="4983878" calcext:value-type="float">
            <text:p>4983878</text:p>
          </table:table-cell>
          <table:table-cell office:value-type="float" office:value="67716722" calcext:value-type="float">
            <text:p>67716722</text:p>
          </table:table-cell>
          <table:table-cell table:number-columns-repeated="2"/>
          <table:table-cell office:value-type="float" office:value="5025105" calcext:value-type="float">
            <text:p>5025105</text:p>
          </table:table-cell>
          <table:table-cell office:value-type="float" office:value="67712515" calcext:value-type="float">
            <text:p>67712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363.458917</text:p>
          </table:table-cell>
          <table:table-cell table:number-columns-repeated="3"/>
          <table:table-cell office:value-type="string" calcext:value-type="string">
            <text:p>20987.132081</text:p>
          </table:table-cell>
          <table:table-cell table:number-columns-repeated="3"/>
          <table:table-cell office:value-type="string" calcext:value-type="string">
            <text:p>20948.778791</text:p>
          </table:table-cell>
          <table:table-cell/>
        </table:table-row>
        <table:table-row table:style-name="ro1">
          <table:table-cell office:value-type="float" office:value="217655349" calcext:value-type="float">
            <text:p>217655349</text:p>
          </table:table-cell>
          <table:table-cell office:value-type="float" office:value="2698898298" calcext:value-type="float">
            <text:p>2698898298</text:p>
          </table:table-cell>
          <table:table-cell table:formula="of:=([.A42]/[.B42])*100" office:value-type="float" office:value="8.06459988363741" calcext:value-type="float">
            <text:p>8,06459988363741</text:p>
          </table:table-cell>
          <table:table-cell/>
          <table:table-cell office:value-type="float" office:value="226521297" calcext:value-type="float">
            <text:p>226521297</text:p>
          </table:table-cell>
          <table:table-cell office:value-type="float" office:value="2698111186" calcext:value-type="float">
            <text:p>2698111186</text:p>
          </table:table-cell>
          <table:table-cell table:number-columns-repeated="2"/>
          <table:table-cell office:value-type="float" office:value="222171565" calcext:value-type="float">
            <text:p>222171565</text:p>
          </table:table-cell>
          <table:table-cell office:value-type="float" office:value="2697582580" calcext:value-type="float">
            <text:p>26975825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932.152464</text:p>
          </table:table-cell>
          <table:table-cell table:number-columns-repeated="3"/>
          <table:table-cell office:value-type="string" calcext:value-type="string">
            <text:p>9945.690983</text:p>
          </table:table-cell>
          <table:table-cell table:number-columns-repeated="3"/>
          <table:table-cell office:value-type="string" calcext:value-type="string">
            <text:p>9933.724160</text:p>
          </table:table-cell>
          <table:table-cell/>
        </table:table-row>
        <table:table-row table:style-name="ro1">
          <table:table-cell office:value-type="float" office:value="4922153" calcext:value-type="float">
            <text:p>4922153</text:p>
          </table:table-cell>
          <table:table-cell office:value-type="float" office:value="68330592" calcext:value-type="float">
            <text:p>68330592</text:p>
          </table:table-cell>
          <table:table-cell table:formula="of:=([.A45]/[.B45])*100" office:value-type="float" office:value="7.20343971262535" calcext:value-type="float">
            <text:p>7,20343971262535</text:p>
          </table:table-cell>
          <table:table-cell/>
          <table:table-cell office:value-type="float" office:value="5063295" calcext:value-type="float">
            <text:p>5063295</text:p>
          </table:table-cell>
          <table:table-cell office:value-type="float" office:value="68290540" calcext:value-type="float">
            <text:p>68290540</text:p>
          </table:table-cell>
          <table:table-cell table:number-columns-repeated="2"/>
          <table:table-cell office:value-type="float" office:value="4967682" calcext:value-type="float">
            <text:p>4967682</text:p>
          </table:table-cell>
          <table:table-cell office:value-type="float" office:value="68290143" calcext:value-type="float">
            <text:p>68290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930.487492</text:p>
          </table:table-cell>
          <table:table-cell table:number-columns-repeated="3"/>
          <table:table-cell office:value-type="string" calcext:value-type="string">
            <text:p>9935.518011</text:p>
          </table:table-cell>
          <table:table-cell table:number-columns-repeated="3"/>
          <table:table-cell office:value-type="string" calcext:value-type="string">
            <text:p>9935.066457</text:p>
          </table:table-cell>
          <table:table-cell/>
        </table:table-row>
        <table:table-row table:style-name="ro1">
          <table:table-cell office:value-type="float" office:value="4984601" calcext:value-type="float">
            <text:p>4984601</text:p>
          </table:table-cell>
          <table:table-cell office:value-type="float" office:value="69446077" calcext:value-type="float">
            <text:p>69446077</text:p>
          </table:table-cell>
          <table:table-cell table:formula="of:=([.A48]/[.B48])*100" office:value-type="float" office:value="7.17765670190413" calcext:value-type="float">
            <text:p>7,17765670190413</text:p>
          </table:table-cell>
          <table:table-cell/>
          <table:table-cell office:value-type="float" office:value="5169042" calcext:value-type="float">
            <text:p>5169042</text:p>
          </table:table-cell>
          <table:table-cell office:value-type="float" office:value="69441235" calcext:value-type="float">
            <text:p>69441235</text:p>
          </table:table-cell>
          <table:table-cell table:number-columns-repeated="2"/>
          <table:table-cell office:value-type="float" office:value="5155117" calcext:value-type="float">
            <text:p>5155117</text:p>
          </table:table-cell>
          <table:table-cell office:value-type="float" office:value="69440607" calcext:value-type="float">
            <text:p>69440607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5998.718507</text:p>
          </table:table-cell>
          <table:table-cell table:number-columns-repeated="3"/>
          <table:table-cell office:value-type="string" calcext:value-type="string">
            <text:p>110281.906659</text:p>
          </table:table-cell>
          <table:table-cell table:number-columns-repeated="3"/>
          <table:table-cell office:value-type="string" calcext:value-type="string">
            <text:p>109537.547055</text:p>
          </table:table-cell>
          <table:table-cell/>
        </table:table-row>
        <table:table-row table:style-name="ro1">
          <table:table-cell office:value-type="float" office:value="1815006311" calcext:value-type="float">
            <text:p>1815006311</text:p>
          </table:table-cell>
          <table:table-cell office:value-type="float" office:value="12390228322" calcext:value-type="float">
            <text:p>12390228322</text:p>
          </table:table-cell>
          <table:table-cell table:formula="of:=([.A52]/[.B52])*100" office:value-type="float" office:value="14.6486914028637" calcext:value-type="float">
            <text:p>14,6486914028637</text:p>
          </table:table-cell>
          <table:table-cell/>
          <table:table-cell office:value-type="float" office:value="1886122669" calcext:value-type="float">
            <text:p>1886122669</text:p>
          </table:table-cell>
          <table:table-cell office:value-type="float" office:value="12389815088" calcext:value-type="float">
            <text:p>12389815088</text:p>
          </table:table-cell>
          <table:table-cell table:number-columns-repeated="2"/>
          <table:table-cell office:value-type="float" office:value="1806312502" calcext:value-type="float">
            <text:p>1806312502</text:p>
          </table:table-cell>
          <table:table-cell office:value-type="float" office:value="12389424954" calcext:value-type="float">
            <text:p>12389424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259.695279</text:p>
          </table:table-cell>
          <table:table-cell table:number-columns-repeated="3"/>
          <table:table-cell office:value-type="string" calcext:value-type="string">
            <text:p>79256.103938</text:p>
          </table:table-cell>
          <table:table-cell table:number-columns-repeated="3"/>
          <table:table-cell office:value-type="string" calcext:value-type="string">
            <text:p>79255.615963</text:p>
          </table:table-cell>
          <table:table-cell/>
        </table:table-row>
        <table:table-row table:style-name="ro1">
          <table:table-cell office:value-type="float" office:value="36667067" calcext:value-type="float">
            <text:p>36667067</text:p>
          </table:table-cell>
          <table:table-cell office:value-type="float" office:value="542584411" calcext:value-type="float">
            <text:p>542584411</text:p>
          </table:table-cell>
          <table:table-cell table:formula="of:=([.A55]/[.B55])*100" office:value-type="float" office:value="6.75785486214421" calcext:value-type="float">
            <text:p>6,75785486214421</text:p>
          </table:table-cell>
          <table:table-cell/>
          <table:table-cell office:value-type="float" office:value="41507684" calcext:value-type="float">
            <text:p>41507684</text:p>
          </table:table-cell>
          <table:table-cell office:value-type="float" office:value="542624692" calcext:value-type="float">
            <text:p>542624692</text:p>
          </table:table-cell>
          <table:table-cell table:number-columns-repeated="2"/>
          <table:table-cell office:value-type="float" office:value="41651608" calcext:value-type="float">
            <text:p>41651608</text:p>
          </table:table-cell>
          <table:table-cell office:value-type="float" office:value="543221145" calcext:value-type="float">
            <text:p>543221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97858.990760</text:p>
          </table:table-cell>
          <table:table-cell table:number-columns-repeated="3"/>
          <table:table-cell office:value-type="string" calcext:value-type="string">
            <text:p>196818.784290</text:p>
          </table:table-cell>
          <table:table-cell table:number-columns-repeated="3"/>
          <table:table-cell office:value-type="string" calcext:value-type="string">
            <text:p>194823.188904</text:p>
          </table:table-cell>
          <table:table-cell/>
        </table:table-row>
        <table:table-row table:style-name="ro1">
          <table:table-cell office:value-type="float" office:value="16409615957" calcext:value-type="float">
            <text:p>16409615957</text:p>
          </table:table-cell>
          <table:table-cell office:value-type="float" office:value="22341866589" calcext:value-type="float">
            <text:p>22341866589</text:p>
          </table:table-cell>
          <table:table-cell table:formula="of:=([.A58]/[.B58])*100" office:value-type="float" office:value="73.4478289521219" calcext:value-type="float">
            <text:p>73,4478289521219</text:p>
          </table:table-cell>
          <table:table-cell/>
          <table:table-cell office:value-type="float" office:value="16250012016" calcext:value-type="float">
            <text:p>16250012016</text:p>
          </table:table-cell>
          <table:table-cell office:value-type="float" office:value="22245240963" calcext:value-type="float">
            <text:p>22245240963</text:p>
          </table:table-cell>
          <table:table-cell table:number-columns-repeated="2"/>
          <table:table-cell office:value-type="float" office:value="16932565090" calcext:value-type="float">
            <text:p>16932565090</text:p>
          </table:table-cell>
          <table:table-cell office:value-type="float" office:value="22236295063" calcext:value-type="float">
            <text:p>22236295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9392.318926</text:p>
          </table:table-cell>
          <table:table-cell table:number-columns-repeated="3"/>
          <table:table-cell office:value-type="string" calcext:value-type="string">
            <text:p>79399.233742</text:p>
          </table:table-cell>
          <table:table-cell table:number-columns-repeated="3"/>
          <table:table-cell office:value-type="string" calcext:value-type="string">
            <text:p>71931.143134</text:p>
          </table:table-cell>
          <table:table-cell/>
        </table:table-row>
        <table:table-row table:style-name="ro1">
          <table:table-cell office:value-type="float" office:value="42263822" calcext:value-type="float">
            <text:p>42263822</text:p>
          </table:table-cell>
          <table:table-cell office:value-type="float" office:value="545679103" calcext:value-type="float">
            <text:p>545679103</text:p>
          </table:table-cell>
          <table:table-cell table:formula="of:=([.A61]/[.B61])*100" office:value-type="float" office:value="7.74517876305775" calcext:value-type="float">
            <text:p>7,74517876305775</text:p>
          </table:table-cell>
          <table:table-cell/>
          <table:table-cell office:value-type="float" office:value="42469691" calcext:value-type="float">
            <text:p>42469691</text:p>
          </table:table-cell>
          <table:table-cell office:value-type="float" office:value="546127398" calcext:value-type="float">
            <text:p>546127398</text:p>
          </table:table-cell>
          <table:table-cell table:number-columns-repeated="2"/>
          <table:table-cell office:value-type="float" office:value="39451972" calcext:value-type="float">
            <text:p>39451972</text:p>
          </table:table-cell>
          <table:table-cell office:value-type="float" office:value="545728128" calcext:value-type="float">
            <text:p>545728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9445.709164</text:p>
          </table:table-cell>
          <table:table-cell table:number-columns-repeated="3"/>
          <table:table-cell office:value-type="string" calcext:value-type="string">
            <text:p>79387.946350</text:p>
          </table:table-cell>
          <table:table-cell table:number-columns-repeated="3"/>
          <table:table-cell office:value-type="string" calcext:value-type="string">
            <text:p>64648.798905</text:p>
          </table:table-cell>
          <table:table-cell/>
        </table:table-row>
        <table:table-row table:style-name="ro1">
          <table:table-cell office:value-type="float" office:value="42766212" calcext:value-type="float">
            <text:p>42766212</text:p>
          </table:table-cell>
          <table:table-cell office:value-type="float" office:value="552437538" calcext:value-type="float">
            <text:p>552437538</text:p>
          </table:table-cell>
          <table:table-cell table:formula="of:=([.A64]/[.B64])*100" office:value-type="float" office:value="7.74136604743177" calcext:value-type="float">
            <text:p>7,74136604743177</text:p>
          </table:table-cell>
          <table:table-cell/>
          <table:table-cell office:value-type="float" office:value="42567976" calcext:value-type="float">
            <text:p>42567976</text:p>
          </table:table-cell>
          <table:table-cell office:value-type="float" office:value="553012460" calcext:value-type="float">
            <text:p>553012460</text:p>
          </table:table-cell>
          <table:table-cell table:number-columns-repeated="2"/>
          <table:table-cell office:value-type="float" office:value="36491710" calcext:value-type="float">
            <text:p>36491710</text:p>
          </table:table-cell>
          <table:table-cell office:value-type="float" office:value="552460254" calcext:value-type="float">
            <text:p>552460254</text:p>
          </table:table-cell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19:54.350265497</dc:date>
    <meta:editing-duration>PT2M4S</meta:editing-duration>
    <meta:editing-cycles>1</meta:editing-cycles>
    <meta:document-statistic meta:table-count="1" meta:cell-count="272" meta:object-count="0"/>
    <meta:generator>LibreOffice/6.0.7.3$Linux_X86_64 LibreOffice_project/00m0$Build-3</meta:generator>
  </office:meta>
</office:document-meta>
</file>